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ParseException.SAXParseException( String message , Locator locator , 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XParseException.SAXParseException( String message , String publicId , String systemId , int lineNumber , int columnNumber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ParseException.SAXParseException( String message , String publicId , String systemId , int lineNumber , int column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ParseException.SAXParseException( String message ,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XParseException.init( String publicId , String systemId , int lineNumber , int column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XParseException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Exception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AXParseException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Exception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